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0611" officeooo:paragraph-rsid="001f0611"/>
    </style:style>
    <style:style style:name="P2" style:family="paragraph" style:parent-style-name="Standard">
      <style:paragraph-properties fo:text-align="center" style:justify-single-word="false"/>
      <style:text-properties fo:font-size="40pt" fo:font-weight="bold" officeooo:rsid="001f0611" officeooo:paragraph-rsid="001f0611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officeooo:rsid="001f0611" officeooo:paragraph-rsid="001f0611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f0611" officeooo:paragraph-rsid="001f0611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1f0611" officeooo:paragraph-rsid="001f0611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5pt" fo:font-weight="bold" officeooo:rsid="001f0611" officeooo:paragraph-rsid="001f0611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font-weight="normal" officeooo:rsid="001f0611" officeooo:paragraph-rsid="001f0611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5pt" fo:font-weight="normal" officeooo:rsid="00219c9e" officeooo:paragraph-rsid="00219c9e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fo:font-weight="normal" officeooo:rsid="00219c9e" officeooo:paragraph-rsid="00219c9e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5pt" fo:font-weight="normal" officeooo:rsid="00219c9e" officeooo:paragraph-rsid="00219c9e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5pt" fo:font-weight="normal" officeooo:rsid="00219c9e" officeooo:paragraph-rsid="00219c9e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5pt" fo:font-weight="normal" officeooo:rsid="00247f77" officeooo:paragraph-rsid="00247f77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5pt" fo:font-weight="normal" officeooo:rsid="00247f77" officeooo:paragraph-rsid="00247f77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5pt" fo:font-weight="normal" officeooo:rsid="001f0611" officeooo:paragraph-rsid="001f0611" style:font-size-asian="13.1000003814697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5pt" fo:font-weight="normal" officeooo:rsid="00258331" officeooo:paragraph-rsid="00258331" style:font-size-asian="13.1000003814697pt" style:font-weight-asian="normal" style:font-size-complex="15pt" style:font-weight-complex="normal"/>
    </style:style>
    <style:style style:name="T1" style:family="text">
      <style:text-properties officeooo:rsid="00219c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a Bahia</text:p>
      <text:p text:style-name="P3"/>
      <text:p text:style-name="P3">Sistemas de Informações</text:p>
      <text:p text:style-name="P3"/>
      <text:p text:style-name="P3">Estrutura de Dados</text:p>
      <text:p text:style-name="P3"/>
      <text:p text:style-name="P3">Trabalho Jogo Asteróides</text:p>
      <text:p text:style-name="P3"/>
      <text:p text:style-name="P4">Matheus Hofsted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elatório Técnic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><text:soft-page-break/>Resumo</text:p>
      <text:p text:style-name="P5"/>
      <text:p text:style-name="P5"/>
      <text:p text:style-name="P5"/>
      <text:p text:style-name="P7">O código conjunto à esse documento representa o trabalho de estrutura de dados, no qual o objetivo era fazer uma versão do jogo Asteroids.</text:p>
      <text:p text:style-name="P7"/>
      <text:p text:style-name="P7">A estrutura escolhida foi uma QuadTree.</text:p>
      <text:p text:style-name="P7">Os casos de colisão foram feitos com os seguintes parâmentros:</text:p>
      <text:p text:style-name="P7"><text:tab/><text:tab/>Caso 1: entre 0 e 30 - quase frente, se juntam, soma as direções iniciais, media da velocidade;</text:p>
      <text:p text:style-name="P7"><text:s text:c="20"/>Caso 2: entre 31 e 150 - fragmenta em 2, direções opostas;</text:p>
      <text:p text:style-name="P7"><text:s text:c="20"/>Caso 2: entre 151 e 180 - os dois desaparecem;</text:p>
      <text:p text:style-name="P7"/>
      <text:p text:style-name="P7">As seguintes estruturas de apoio foram criadas:</text:p>
      <text:p text:style-name="P7"/>
      <text:p text:style-name="P7">Asteroide (asteroid.c e asteroid.h) – <text:span text:style-name="T1">O objeto do asteroid em si, também usado para representar um projétil.</text:span></text:p>
      <text:p text:style-name="P7"><text:span text:style-name="T1">Lista duplamente encadeada de asteroides </text:span><text:s/>(asteroid<text:span text:style-name="T1">List</text:span>.c e asteroid<text:span text:style-name="T1">List</text:span>.h) – <text:span text:style-name="T1">Foi escolhida uma lista dupalmente encadeada para guardar tanto os asteroides como os projéteis pela sua possibilidade de remoção de itens no meio da lista.</text:span></text:p>
      <text:p text:style-name="P7">QuadTree (quadtree.c e quadtree.h) – <text:span text:style-name="T1">A Quadtree em si</text:span></text:p>
      <text:p text:style-name="P7">Rectangle (rectangle.c e rectangle.h) – <text:span text:style-name="T1">Para delimitar os limites de cada região da quadTree.</text:span></text:p>
      <text:p text:style-name="P7"/>
      <text:p text:style-name="P8">O próprio código está comentado sobre a lógica da cada trecho.</text:p>
      <text:p text:style-name="P8">Também é possível descomentar os printf do código para debugar valores de variáveis.</text:p>
      <text:p text:style-name="P8"/>
      <text:p text:style-name="P8">A vizualização das regiões da QuadTree é ativada por default.</text:p>
      <text:p text:style-name="P8"/>
      <text:p text:style-name="P15">Caso queira ver os frames por segundo, basta descomentar as linhas 404 e 405</text:p>
      <text:p text:style-name="P7"/>
      <text:p text:style-name="P13">Repositório do Github:</text:p>
      <text:p text:style-name="P13"><text:a xlink:type="simple" xlink:href="https://github.com/hofstede-matheus/ilp_game_asteroids" text:style-name="Internet_20_link" text:visited-style-name="Visited_20_Internet_20_Link">https://github.com/hofstede-matheus/ilp_game_asteroids</text:a></text:p>
      <text:p text:style-name="P13">(vou deixar público no dia seguinte do término da entrega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>Instruções de uso</text:p>
      <text:p text:style-name="P5"/>
      <text:p text:style-name="P5"/>
      <text:p text:style-name="P5"/>
      <text:p text:style-name="P6"/>
      <text:p text:style-name="P9">Execute o arquivo compila.sh</text:p>
      <text:p text:style-name="P9">Execute o executável main {n} sendo n o número de asteróides renderizados</text:p>
      <text:p text:style-name="P9">Exemplo: ./main 10</text:p>
      <text:p text:style-name="P9">(Excuta o programa e renderiza 10 asteróides)</text:p>
      <text:p text:style-name="P9">Mova a nave com as setas direcionais</text:p>
      <text:p text:style-name="P9">Atire projéteis com a barra de espaço</text:p>
      <text:p text:style-name="P9">Aperte esc para sair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12">Bugs:</text:p>
      <text:p text:style-name="P12">- Ainda existe um bug de quando acontece o caso 2 de colisão, se o asteróide fragmentado for recriado em um espaço que já contém um asteroide, o jogo entra em loop infinito pois ele continua dividindo infinitamente os pontos.</text:p>
      <text:p text:style-name="P12">- Por algum outro motivo as colisões dos projéteis com os ateroides não estão funcionando, deixei de lado o conserto disso para implementar as coliões dos ateróides, pois é o que estava explicitamente valendo nota no trabalho.</text:p>
      <text:p text:style-name="P12"/>
      <text:p text:style-name="P12">Pretendo continuar o desenvolvimento do desafio e resolver esses bugs, através de abertura de issues no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00:37:52.057696944</meta:creation-date>
    <dc:date>2018-07-31T18:00:51.664548840</dc:date>
    <meta:editing-duration>PT15M18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4" meta:paragraph-count="37" meta:word-count="379" meta:character-count="2406" meta:non-whitespace-character-count="2017"/>
  </office:meta>
</office:document-meta>
</file>